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suma(valor1,valor2,valor3)</text:p>
      <text:p text:style-name="Standard">{</text:p>
      <text:p text:style-name="Standard"><text:tab/>let total = valor1+valor2+valor3</text:p>
      <text:p text:style-name="Standard"/>
      <text:p text:style-name="Standard"><text:tab/>return total</text:p>
      <text:p text:style-name="Standard"><text:s text:c="2"/>}</text:p>
      <text:p text:style-name="Standard"/>
      <text:p text:style-name="Standard">let misnumeros = [3,4,6]</text:p>
      <text:p text:style-name="Standard"/>
      <text:p text:style-name="Standard">let misuma = suma(...misnumeros)</text:p>
      <text:p text:style-name="Standard">let otrasuma = suma (9,23,56)</text:p>
      <text:p text:style-name="Standard"/>
      <text:p text:style-name="Standard">como desempaquetar elementos de un 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l Mazuecos Ciarra</meta:initial-creator>
    <meta:creation-date>2021-09-27T09:45:10.55</meta:creation-date>
    <meta:document-statistic meta:table-count="0" meta:image-count="0" meta:object-count="0" meta:page-count="1" meta:paragraph-count="9" meta:word-count="29" meta:character-count="210"/>
    <dc:date>2021-09-27T09:51:21.97</dc:date>
    <dc:creator>Mikel Mazuecos Ciarra</dc:creator>
    <meta:editing-duration>PT6M12S</meta:editing-duration>
    <meta:editing-cycles>1</meta:editing-cycles>
    <meta:generator>OpenOffice/4.1.10$Win32 OpenOffice.org_project/4110m2$Build-9807</meta:generator>
  </office:meta>
</office:document-meta>
</file>